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4F0000423300001370D682B5F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54pt" style:font-size-asian="54pt" style:font-size-complex="54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thon. Владимир Руцкий</presentation:footer-decl>
      <presentation:date-time-decl presentation:name="dtd1" presentation:source="fixed">24.09.2011</presentation:date-time-decl>
      <draw:page draw:name="page1" draw:style-name="dp1" draw:master-page-name="Default" presentation:presentation-page-layout-name="AL1T1" presentation:use-footer-name="ftr1" presentation:use-date-time-name="dtd1">
        <draw:frame presentation:style-name="pr1" draw:text-style-name="P2" draw:layer="layout" svg:width="25.199cm" svg:height="3.506cm" svg:x="1.4cm" svg:y="3.894cm" presentation:class="title" presentation:user-transformed="true">
          <draw:text-box>
            <text:p text:style-name="P1"><text:span text:style-name="T1">Язык программирования </text:span></text:p>
          </draw:text-box>
        </draw:frame>
        <draw:frame presentation:style-name="pr2" draw:layer="layout" svg:width="25.199cm" svg:height="2.573cm" svg:x="1.5cm" svg:y="15.318cm" presentation:class="outline" presentation:user-transformed="true">
          <draw:text-box>
            <text:p text:style-name="P3">Владимир Руцкий</text:p>
          </draw:text-box>
        </draw:frame>
        <draw:frame draw:style-name="gr1" draw:text-style-name="P3" draw:layer="layout" svg:width="16.946cm" svg:height="4.975cm" svg:x="5.638cm" svg:y="7.649cm">
          <draw:image xlink:href="Pictures/2000004F0000423300001370D682B5FD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План лекции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Часть I</text:p>
            <text:list text:style-name="L2">
              <text:list-item>
                <text:list>
                  <text:list-item>
                    <text:p>Что такое Python?</text:p>
                  </text:list-item>
                  <text:list-item>
                    <text:p>Зачем нужен Python и где его используют?</text:p>
                  </text:list-item>
                </text:list>
              </text:list-item>
            </text:list>
            <text:p>Часть II</text:p>
            <text:list text:continue-numbering="true" text:style-name="L2">
              <text:list-item>
                <text:list>
                  <text:list-item>
                    <text:p>Введение в Python</text:p>
                  </text:list-item>
                  <text:list-item>
                    <text:p>Установка Python</text:p>
                  </text:list-item>
                  <text:list-item>
                    <text:p>Первая практи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Что такое Python?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ython ([ˈpaɪθən] - <text:span text:style-name="T2">пайтон</text:span>) - <text:line-break/><text:tab/><text:tab/><text:tab/><text:tab/><text:tab/><text:tab/><text:tab/><text:tab/>язык программирования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meta:editing-duration>PT40M53S</meta:editing-duration>
    <meta:editing-cycles>7</meta:editing-cycles>
    <meta:generator>LibreOffice/3.3$Unix LibreOffice_project/330m19$Build-301</meta:generator>
    <dc:date>2011-09-22T01:06:11</dc:date>
    <dc:creator>Vladimir Rutsky</dc:creator>
    <meta:document-statistic meta:object-count="34"/>
  </office:meta>
</office:document-meta>
</file>